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03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2.8600000000000003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446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3080000000000003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03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2.8600000000000003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446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3080000000000003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6];[.$F6];[.$J6];[.$N6];[.$R6])" office:value-type="float"/>
          <table:table-cell table:formula="of:=MIN([.$C6];[.$G6];[.$K6];[.$O6];[.$S6])" office:value-type="float"/>
          <table:table-cell table:formula="of:=MIN([.$D6];[.$H6];[.$L6];[.$P6];[.$T6])" office:value-type="float"/>
          <table:table-cell table:formula="of:=MIN([.$E6];[.$I6];[.$M6];[.$Q6];[.$U6])" office:value-type="float"/>
          <table:table-cell table:formula="of:=MEDIAN([.$B6];[.$F6];[.$J6];[.$N6];[.$R6])" office:value-type="float"/>
          <table:table-cell table:formula="of:=MEDIAN([.$C6];[.$G6];[.$K6];[.$O6];[.$S6])" office:value-type="float"/>
          <table:table-cell table:formula="of:=MEDIAN([.$D6];[.$H6];[.$L6];[.$P6];[.$T6])" office:value-type="float"/>
          <table:table-cell table:formula="of:=MEDIAN([.$E6];[.$I6];[.$M6];[.$Q6];[.$U6])" office:value-type="float"/>
          <table:table-cell table:formula="of:=MAX([.$B6];[.$F6];[.$J6];[.$N6];[.$R6])" office:value-type="float"/>
          <table:table-cell table:formula="of:=MAX([.$C6];[.$G6];[.$K6];[.$O6];[.$S6])" office:value-type="float"/>
          <table:table-cell table:formula="of:=MAX([.$D6];[.$H6];[.$L6];[.$P6];[.$T6])" office:value-type="float"/>
          <table:table-cell table:formula="of:=MAX([.$E6];[.$I6];[.$M6];[.$Q6];[.$U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7];[.$F7];[.$J7];[.$N7];[.$R7])" office:value-type="float"/>
          <table:table-cell table:formula="of:=MIN([.$C7];[.$G7];[.$K7];[.$O7];[.$S7])" office:value-type="float"/>
          <table:table-cell table:formula="of:=MIN([.$D7];[.$H7];[.$L7];[.$P7];[.$T7])" office:value-type="float"/>
          <table:table-cell table:formula="of:=MIN([.$E7];[.$I7];[.$M7];[.$Q7];[.$U7])" office:value-type="float"/>
          <table:table-cell table:formula="of:=MEDIAN([.$B7];[.$F7];[.$J7];[.$N7];[.$R7])" office:value-type="float"/>
          <table:table-cell table:formula="of:=MEDIAN([.$C7];[.$G7];[.$K7];[.$O7];[.$S7])" office:value-type="float"/>
          <table:table-cell table:formula="of:=MEDIAN([.$D7];[.$H7];[.$L7];[.$P7];[.$T7])" office:value-type="float"/>
          <table:table-cell table:formula="of:=MEDIAN([.$E7];[.$I7];[.$M7];[.$Q7];[.$U7])" office:value-type="float"/>
          <table:table-cell table:formula="of:=MAX([.$B7];[.$F7];[.$J7];[.$N7];[.$R7])" office:value-type="float"/>
          <table:table-cell table:formula="of:=MAX([.$C7];[.$G7];[.$K7];[.$O7];[.$S7])" office:value-type="float"/>
          <table:table-cell table:formula="of:=MAX([.$D7];[.$H7];[.$L7];[.$P7];[.$T7])" office:value-type="float"/>
          <table:table-cell table:formula="of:=MAX([.$E7];[.$I7];[.$M7];[.$Q7];[.$U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8];[.$F8];[.$J8];[.$N8];[.$R8])" office:value-type="float"/>
          <table:table-cell table:formula="of:=MIN([.$C8];[.$G8];[.$K8];[.$O8];[.$S8])" office:value-type="float"/>
          <table:table-cell table:formula="of:=MIN([.$D8];[.$H8];[.$L8];[.$P8];[.$T8])" office:value-type="float"/>
          <table:table-cell table:formula="of:=MIN([.$E8];[.$I8];[.$M8];[.$Q8];[.$U8])" office:value-type="float"/>
          <table:table-cell table:formula="of:=MEDIAN([.$B8];[.$F8];[.$J8];[.$N8];[.$R8])" office:value-type="float"/>
          <table:table-cell table:formula="of:=MEDIAN([.$C8];[.$G8];[.$K8];[.$O8];[.$S8])" office:value-type="float"/>
          <table:table-cell table:formula="of:=MEDIAN([.$D8];[.$H8];[.$L8];[.$P8];[.$T8])" office:value-type="float"/>
          <table:table-cell table:formula="of:=MEDIAN([.$E8];[.$I8];[.$M8];[.$Q8];[.$U8])" office:value-type="float"/>
          <table:table-cell table:formula="of:=MAX([.$B8];[.$F8];[.$J8];[.$N8];[.$R8])" office:value-type="float"/>
          <table:table-cell table:formula="of:=MAX([.$C8];[.$G8];[.$K8];[.$O8];[.$S8])" office:value-type="float"/>
          <table:table-cell table:formula="of:=MAX([.$D8];[.$H8];[.$L8];[.$P8];[.$T8])" office:value-type="float"/>
          <table:table-cell table:formula="of:=MAX([.$E8];[.$I8];[.$M8];[.$Q8];[.$U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9];[.$F9];[.$J9];[.$N9];[.$R9])" office:value-type="float"/>
          <table:table-cell table:formula="of:=MIN([.$C9];[.$G9];[.$K9];[.$O9];[.$S9])" office:value-type="float"/>
          <table:table-cell table:formula="of:=MIN([.$D9];[.$H9];[.$L9];[.$P9];[.$T9])" office:value-type="float"/>
          <table:table-cell table:formula="of:=MIN([.$E9];[.$I9];[.$M9];[.$Q9];[.$U9])" office:value-type="float"/>
          <table:table-cell table:formula="of:=MEDIAN([.$B9];[.$F9];[.$J9];[.$N9];[.$R9])" office:value-type="float"/>
          <table:table-cell table:formula="of:=MEDIAN([.$C9];[.$G9];[.$K9];[.$O9];[.$S9])" office:value-type="float"/>
          <table:table-cell table:formula="of:=MEDIAN([.$D9];[.$H9];[.$L9];[.$P9];[.$T9])" office:value-type="float"/>
          <table:table-cell table:formula="of:=MEDIAN([.$E9];[.$I9];[.$M9];[.$Q9];[.$U9])" office:value-type="float"/>
          <table:table-cell table:formula="of:=MAX([.$B9];[.$F9];[.$J9];[.$N9];[.$R9])" office:value-type="float"/>
          <table:table-cell table:formula="of:=MAX([.$C9];[.$G9];[.$K9];[.$O9];[.$S9])" office:value-type="float"/>
          <table:table-cell table:formula="of:=MAX([.$D9];[.$H9];[.$L9];[.$P9];[.$T9])" office:value-type="float"/>
          <table:table-cell table:formula="of:=MAX([.$E9];[.$I9];[.$M9];[.$Q9];[.$U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10];[.$F10];[.$J10];[.$N10];[.$R10])" office:value-type="float"/>
          <table:table-cell table:formula="of:=MIN([.$C10];[.$G10];[.$K10];[.$O10];[.$S10])" office:value-type="float"/>
          <table:table-cell table:formula="of:=MIN([.$D10];[.$H10];[.$L10];[.$P10];[.$T10])" office:value-type="float"/>
          <table:table-cell table:formula="of:=MIN([.$E10];[.$I10];[.$M10];[.$Q10];[.$U10])" office:value-type="float"/>
          <table:table-cell table:formula="of:=MEDIAN([.$B10];[.$F10];[.$J10];[.$N10];[.$R10])" office:value-type="float"/>
          <table:table-cell table:formula="of:=MEDIAN([.$C10];[.$G10];[.$K10];[.$O10];[.$S10])" office:value-type="float"/>
          <table:table-cell table:formula="of:=MEDIAN([.$D10];[.$H10];[.$L10];[.$P10];[.$T10])" office:value-type="float"/>
          <table:table-cell table:formula="of:=MEDIAN([.$E10];[.$I10];[.$M10];[.$Q10];[.$U10])" office:value-type="float"/>
          <table:table-cell table:formula="of:=MAX([.$B10];[.$F10];[.$J10];[.$N10];[.$R10])" office:value-type="float"/>
          <table:table-cell table:formula="of:=MAX([.$C10];[.$G10];[.$K10];[.$O10];[.$S10])" office:value-type="float"/>
          <table:table-cell table:formula="of:=MAX([.$D10];[.$H10];[.$L10];[.$P10];[.$T10])" office:value-type="float"/>
          <table:table-cell table:formula="of:=MAX([.$E10];[.$I10];[.$M10];[.$Q10];[.$U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11];[.$F11];[.$J11];[.$N11];[.$R11])" office:value-type="float"/>
          <table:table-cell table:formula="of:=MIN([.$C11];[.$G11];[.$K11];[.$O11];[.$S11])" office:value-type="float"/>
          <table:table-cell table:formula="of:=MIN([.$D11];[.$H11];[.$L11];[.$P11];[.$T11])" office:value-type="float"/>
          <table:table-cell table:formula="of:=MIN([.$E11];[.$I11];[.$M11];[.$Q11];[.$U11])" office:value-type="float"/>
          <table:table-cell table:formula="of:=MEDIAN([.$B11];[.$F11];[.$J11];[.$N11];[.$R11])" office:value-type="float"/>
          <table:table-cell table:formula="of:=MEDIAN([.$C11];[.$G11];[.$K11];[.$O11];[.$S11])" office:value-type="float"/>
          <table:table-cell table:formula="of:=MEDIAN([.$D11];[.$H11];[.$L11];[.$P11];[.$T11])" office:value-type="float"/>
          <table:table-cell table:formula="of:=MEDIAN([.$E11];[.$I11];[.$M11];[.$Q11];[.$U11])" office:value-type="float"/>
          <table:table-cell table:formula="of:=MAX([.$B11];[.$F11];[.$J11];[.$N11];[.$R11])" office:value-type="float"/>
          <table:table-cell table:formula="of:=MAX([.$C11];[.$G11];[.$K11];[.$O11];[.$S11])" office:value-type="float"/>
          <table:table-cell table:formula="of:=MAX([.$D11];[.$H11];[.$L11];[.$P11];[.$T11])" office:value-type="float"/>
          <table:table-cell table:formula="of:=MAX([.$E11];[.$I11];[.$M11];[.$Q11];[.$U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12];[.$F12];[.$J12];[.$N12];[.$R12])" office:value-type="float"/>
          <table:table-cell table:formula="of:=MIN([.$C12];[.$G12];[.$K12];[.$O12];[.$S12])" office:value-type="float"/>
          <table:table-cell table:formula="of:=MIN([.$D12];[.$H12];[.$L12];[.$P12];[.$T12])" office:value-type="float"/>
          <table:table-cell table:formula="of:=MIN([.$E12];[.$I12];[.$M12];[.$Q12];[.$U12])" office:value-type="float"/>
          <table:table-cell table:formula="of:=MEDIAN([.$B12];[.$F12];[.$J12];[.$N12];[.$R12])" office:value-type="float"/>
          <table:table-cell table:formula="of:=MEDIAN([.$C12];[.$G12];[.$K12];[.$O12];[.$S12])" office:value-type="float"/>
          <table:table-cell table:formula="of:=MEDIAN([.$D12];[.$H12];[.$L12];[.$P12];[.$T12])" office:value-type="float"/>
          <table:table-cell table:formula="of:=MEDIAN([.$E12];[.$I12];[.$M12];[.$Q12];[.$U12])" office:value-type="float"/>
          <table:table-cell table:formula="of:=MAX([.$B12];[.$F12];[.$J12];[.$N12];[.$R12])" office:value-type="float"/>
          <table:table-cell table:formula="of:=MAX([.$C12];[.$G12];[.$K12];[.$O12];[.$S12])" office:value-type="float"/>
          <table:table-cell table:formula="of:=MAX([.$D12];[.$H12];[.$L12];[.$P12];[.$T12])" office:value-type="float"/>
          <table:table-cell table:formula="of:=MAX([.$E12];[.$I12];[.$M12];[.$Q12];[.$U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6"/>
          <table:table-cell office:value-type="float" office:value="1.0"/>
          <table:table-cell office:value-type="float" office:value="1649.0"/>
          <table:table-cell office:value-type="float" office:value="28.0"/>
          <table:table-cell office:value-type="float" office:value="8.526"/>
          <table:table-cell office:value-type="float" office:value="0.0"/>
          <table:table-cell office:value-type="float" office:value="140992.0"/>
          <table:table-cell office:value-type="float" office:value="17191.0"/>
          <table:table-cell office:value-type="float" office:value="4.673"/>
          <table:table-cell office:value-type="float" office:value="1.0"/>
          <table:table-cell office:value-type="float" office:value="65850.0"/>
          <table:table-cell office:value-type="float" office:value="6873.0"/>
          <table:table-cell office:value-type="float" office:value="2.186"/>
          <table:table-cell office:value-type="float" office:value="1.0"/>
          <table:table-cell office:value-type="float" office:value="23941.0"/>
          <table:table-cell office:value-type="float" office:value="1248.0"/>
          <table:table-cell office:value-type="float" office:value="2.712"/>
          <table:table-cell office:value-type="float" office:value="1.0"/>
          <table:table-cell office:value-type="float" office:value="39393.0"/>
          <table:table-cell office:value-type="float" office:value="1022.0"/>
          <table:table-cell table:formula="of:=MIN([.$B13];[.$F13];[.$J13];[.$N13];[.$R13])" office:value-type="float"/>
          <table:table-cell table:formula="of:=MIN([.$C13];[.$G13];[.$K13];[.$O13];[.$S13])" office:value-type="float"/>
          <table:table-cell table:formula="of:=MIN([.$D13];[.$H13];[.$L13];[.$P13];[.$T13])" office:value-type="float"/>
          <table:table-cell table:formula="of:=MIN([.$E13];[.$I13];[.$M13];[.$Q13];[.$U13])" office:value-type="float"/>
          <table:table-cell table:formula="of:=MEDIAN([.$B13];[.$F13];[.$J13];[.$N13];[.$R13])" office:value-type="float"/>
          <table:table-cell table:formula="of:=MEDIAN([.$C13];[.$G13];[.$K13];[.$O13];[.$S13])" office:value-type="float"/>
          <table:table-cell table:formula="of:=MEDIAN([.$D13];[.$H13];[.$L13];[.$P13];[.$T13])" office:value-type="float"/>
          <table:table-cell table:formula="of:=MEDIAN([.$E13];[.$I13];[.$M13];[.$Q13];[.$U13])" office:value-type="float"/>
          <table:table-cell table:formula="of:=MAX([.$B13];[.$F13];[.$J13];[.$N13];[.$R13])" office:value-type="float"/>
          <table:table-cell table:formula="of:=MAX([.$C13];[.$G13];[.$K13];[.$O13];[.$S13])" office:value-type="float"/>
          <table:table-cell table:formula="of:=MAX([.$D13];[.$H13];[.$L13];[.$P13];[.$T13])" office:value-type="float"/>
          <table:table-cell table:formula="of:=MAX([.$E13];[.$I13];[.$M13];[.$Q13];[.$U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V3:.$V13])^2)^0.5" office:value-type="float"/>
          <table:table-cell table:number-matrix-columns-spanned="1" table:number-matrix-rows-spanned="1" table:formula="of:=SUM(([.C3:.C13]-[.$W3:.$W13])^2)^0.5" office:value-type="float"/>
          <table:table-cell table:number-matrix-columns-spanned="1" table:number-matrix-rows-spanned="1" table:formula="of:=SUM(([.D3:.D13]-[.$X3:.$X13])^2)^0.5" office:value-type="float"/>
          <table:table-cell table:number-matrix-columns-spanned="1" table:number-matrix-rows-spanned="1" table:formula="of:=SUM(([.E3:.E13]-[.$Y3:.$Y13])^2)^0.5" office:value-type="float"/>
          <table:table-cell table:number-matrix-columns-spanned="1" table:number-matrix-rows-spanned="1" table:formula="of:=SUM(([.F3:.F13]-[.$V3:.$V13])^2)^0.5" office:value-type="float"/>
          <table:table-cell table:number-matrix-columns-spanned="1" table:number-matrix-rows-spanned="1" table:formula="of:=SUM(([.G3:.G13]-[.$W3:.$W13])^2)^0.5" office:value-type="float"/>
          <table:table-cell table:number-matrix-columns-spanned="1" table:number-matrix-rows-spanned="1" table:formula="of:=SUM(([.H3:.H13]-[.$X3:.$X13])^2)^0.5" office:value-type="float"/>
          <table:table-cell table:number-matrix-columns-spanned="1" table:number-matrix-rows-spanned="1" table:formula="of:=SUM(([.I3:.I13]-[.$Y3:.$Y13])^2)^0.5" office:value-type="float"/>
          <table:table-cell table:number-matrix-columns-spanned="1" table:number-matrix-rows-spanned="1" table:formula="of:=SUM(([.J3:.J13]-[.$V3:.$V13])^2)^0.5" office:value-type="float"/>
          <table:table-cell table:number-matrix-columns-spanned="1" table:number-matrix-rows-spanned="1" table:formula="of:=SUM(([.K3:.K13]-[.$W3:.$W13])^2)^0.5" office:value-type="float"/>
          <table:table-cell table:number-matrix-columns-spanned="1" table:number-matrix-rows-spanned="1" table:formula="of:=SUM(([.L3:.L13]-[.$X3:.$X13])^2)^0.5" office:value-type="float"/>
          <table:table-cell table:number-matrix-columns-spanned="1" table:number-matrix-rows-spanned="1" table:formula="of:=SUM(([.M3:.M13]-[.$Y3:.$Y13])^2)^0.5" office:value-type="float"/>
          <table:table-cell table:number-matrix-columns-spanned="1" table:number-matrix-rows-spanned="1" table:formula="of:=SUM(([.N3:.N13]-[.$V3:.$V13])^2)^0.5" office:value-type="float"/>
          <table:table-cell table:number-matrix-columns-spanned="1" table:number-matrix-rows-spanned="1" table:formula="of:=SUM(([.O3:.O13]-[.$W3:.$W13])^2)^0.5" office:value-type="float"/>
          <table:table-cell table:number-matrix-columns-spanned="1" table:number-matrix-rows-spanned="1" table:formula="of:=SUM(([.P3:.P13]-[.$X3:.$X13])^2)^0.5" office:value-type="float"/>
          <table:table-cell table:number-matrix-columns-spanned="1" table:number-matrix-rows-spanned="1" table:formula="of:=SUM(([.Q3:.Q13]-[.$Y3:.$Y13])^2)^0.5" office:value-type="float"/>
          <table:table-cell table:number-matrix-columns-spanned="1" table:number-matrix-rows-spanned="1" table:formula="of:=SUM(([.R3:.R13]-[.$V3:.$V13])^2)^0.5" office:value-type="float"/>
          <table:table-cell table:number-matrix-columns-spanned="1" table:number-matrix-rows-spanned="1" table:formula="of:=SUM(([.S3:.S13]-[.$W3:.$W13])^2)^0.5" office:value-type="float"/>
          <table:table-cell table:number-matrix-columns-spanned="1" table:number-matrix-rows-spanned="1" table:formula="of:=SUM(([.T3:.T13]-[.$X3:.$X13])^2)^0.5" office:value-type="float"/>
          <table:table-cell table:number-matrix-columns-spanned="1" table:number-matrix-rows-spanned="1" table:formula="of:=SUM(([.U3:.U13]-[.$Y3:.$Y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V3:.$V13])" office:value-type="float"/>
          <table:table-cell table:number-matrix-columns-spanned="1" table:number-matrix-rows-spanned="1" table:formula="of:=SUM([.C3:.C13]=[.$W3:.$W13])" office:value-type="float"/>
          <table:table-cell table:number-matrix-columns-spanned="1" table:number-matrix-rows-spanned="1" table:formula="of:=SUM([.D3:.D13]=[.$X3:.$X13])" office:value-type="float"/>
          <table:table-cell table:number-matrix-columns-spanned="1" table:number-matrix-rows-spanned="1" table:formula="of:=SUM([.E3:.E13]=[.$Y3:.$Y13])" office:value-type="float"/>
          <table:table-cell table:number-matrix-columns-spanned="1" table:number-matrix-rows-spanned="1" table:formula="of:=SUM([.F3:.F13]=[.$V3:.$V13])" office:value-type="float"/>
          <table:table-cell table:number-matrix-columns-spanned="1" table:number-matrix-rows-spanned="1" table:formula="of:=SUM([.G3:.G13]=[.$W3:.$W13])" office:value-type="float"/>
          <table:table-cell table:number-matrix-columns-spanned="1" table:number-matrix-rows-spanned="1" table:formula="of:=SUM([.H3:.H13]=[.$X3:.$X13])" office:value-type="float"/>
          <table:table-cell table:number-matrix-columns-spanned="1" table:number-matrix-rows-spanned="1" table:formula="of:=SUM([.I3:.I13]=[.$Y3:.$Y13])" office:value-type="float"/>
          <table:table-cell table:number-matrix-columns-spanned="1" table:number-matrix-rows-spanned="1" table:formula="of:=SUM([.J3:.J13]=[.$V3:.$V13])" office:value-type="float"/>
          <table:table-cell table:number-matrix-columns-spanned="1" table:number-matrix-rows-spanned="1" table:formula="of:=SUM([.K3:.K13]=[.$W3:.$W13])" office:value-type="float"/>
          <table:table-cell table:number-matrix-columns-spanned="1" table:number-matrix-rows-spanned="1" table:formula="of:=SUM([.L3:.L13]=[.$X3:.$X13])" office:value-type="float"/>
          <table:table-cell table:number-matrix-columns-spanned="1" table:number-matrix-rows-spanned="1" table:formula="of:=SUM([.M3:.M13]=[.$Y3:.$Y13])" office:value-type="float"/>
          <table:table-cell table:number-matrix-columns-spanned="1" table:number-matrix-rows-spanned="1" table:formula="of:=SUM([.N3:.N13]=[.$V3:.$V13])" office:value-type="float"/>
          <table:table-cell table:number-matrix-columns-spanned="1" table:number-matrix-rows-spanned="1" table:formula="of:=SUM([.O3:.O13]=[.$W3:.$W13])" office:value-type="float"/>
          <table:table-cell table:number-matrix-columns-spanned="1" table:number-matrix-rows-spanned="1" table:formula="of:=SUM([.P3:.P13]=[.$X3:.$X13])" office:value-type="float"/>
          <table:table-cell table:number-matrix-columns-spanned="1" table:number-matrix-rows-spanned="1" table:formula="of:=SUM([.Q3:.Q13]=[.$Y3:.$Y13])" office:value-type="float"/>
          <table:table-cell table:number-matrix-columns-spanned="1" table:number-matrix-rows-spanned="1" table:formula="of:=SUM([.R3:.R13]=[.$V3:.$V13])" office:value-type="float"/>
          <table:table-cell table:number-matrix-columns-spanned="1" table:number-matrix-rows-spanned="1" table:formula="of:=SUM([.S3:.S13]=[.$W3:.$W13])" office:value-type="float"/>
          <table:table-cell table:number-matrix-columns-spanned="1" table:number-matrix-rows-spanned="1" table:formula="of:=SUM([.T3:.T13]=[.$X3:.$X13])" office:value-type="float"/>
          <table:table-cell table:number-matrix-columns-spanned="1" table:number-matrix-rows-spanned="1" table:formula="of:=SUM([.U3:.U13]=[.$Y3:.$Y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Z3:.$Z13])" office:value-type="float"/>
          <table:table-cell table:number-matrix-columns-spanned="1" table:number-matrix-rows-spanned="1" table:formula="of:=SUM([.C3:.C13]&lt;[.$AA3:.$AA13])" office:value-type="float"/>
          <table:table-cell table:number-matrix-columns-spanned="1" table:number-matrix-rows-spanned="1" table:formula="of:=SUM([.D3:.D13]&lt;[.$AB3:.$AB13])" office:value-type="float"/>
          <table:table-cell table:number-matrix-columns-spanned="1" table:number-matrix-rows-spanned="1" table:formula="of:=SUM([.E3:.E13]&lt;[.$AC3:.$AC13])" office:value-type="float"/>
          <table:table-cell table:number-matrix-columns-spanned="1" table:number-matrix-rows-spanned="1" table:formula="of:=SUM([.F3:.F13]&lt;[.$Z3:.$Z13])" office:value-type="float"/>
          <table:table-cell table:number-matrix-columns-spanned="1" table:number-matrix-rows-spanned="1" table:formula="of:=SUM([.G3:.G13]&lt;[.$AA3:.$AA13])" office:value-type="float"/>
          <table:table-cell table:number-matrix-columns-spanned="1" table:number-matrix-rows-spanned="1" table:formula="of:=SUM([.H3:.H13]&lt;[.$AB3:.$AB13])" office:value-type="float"/>
          <table:table-cell table:number-matrix-columns-spanned="1" table:number-matrix-rows-spanned="1" table:formula="of:=SUM([.I3:.I13]&lt;[.$AC3:.$AC13])" office:value-type="float"/>
          <table:table-cell table:number-matrix-columns-spanned="1" table:number-matrix-rows-spanned="1" table:formula="of:=SUM([.J3:.J13]&lt;[.$Z3:.$Z13])" office:value-type="float"/>
          <table:table-cell table:number-matrix-columns-spanned="1" table:number-matrix-rows-spanned="1" table:formula="of:=SUM([.K3:.K13]&lt;[.$AA3:.$AA13])" office:value-type="float"/>
          <table:table-cell table:number-matrix-columns-spanned="1" table:number-matrix-rows-spanned="1" table:formula="of:=SUM([.L3:.L13]&lt;[.$AB3:.$AB13])" office:value-type="float"/>
          <table:table-cell table:number-matrix-columns-spanned="1" table:number-matrix-rows-spanned="1" table:formula="of:=SUM([.M3:.M13]&lt;[.$AC3:.$AC13])" office:value-type="float"/>
          <table:table-cell table:number-matrix-columns-spanned="1" table:number-matrix-rows-spanned="1" table:formula="of:=SUM([.N3:.N13]&lt;[.$Z3:.$Z13])" office:value-type="float"/>
          <table:table-cell table:number-matrix-columns-spanned="1" table:number-matrix-rows-spanned="1" table:formula="of:=SUM([.O3:.O13]&lt;[.$AA3:.$AA13])" office:value-type="float"/>
          <table:table-cell table:number-matrix-columns-spanned="1" table:number-matrix-rows-spanned="1" table:formula="of:=SUM([.P3:.P13]&lt;[.$AB3:.$AB13])" office:value-type="float"/>
          <table:table-cell table:number-matrix-columns-spanned="1" table:number-matrix-rows-spanned="1" table:formula="of:=SUM([.Q3:.Q13]&lt;[.$AC3:.$AC13])" office:value-type="float"/>
          <table:table-cell table:number-matrix-columns-spanned="1" table:number-matrix-rows-spanned="1" table:formula="of:=SUM([.R3:.R13]&lt;[.$Z3:.$Z13])" office:value-type="float"/>
          <table:table-cell table:number-matrix-columns-spanned="1" table:number-matrix-rows-spanned="1" table:formula="of:=SUM([.S3:.S13]&lt;[.$AA3:.$AA13])" office:value-type="float"/>
          <table:table-cell table:number-matrix-columns-spanned="1" table:number-matrix-rows-spanned="1" table:formula="of:=SUM([.T3:.T13]&lt;[.$AB3:.$AB13])" office:value-type="float"/>
          <table:table-cell table:number-matrix-columns-spanned="1" table:number-matrix-rows-spanned="1" table:formula="of:=SUM([.U3:.U13]&lt;[.$AC3:.$AC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Z3:.$Z13])" office:value-type="float"/>
          <table:table-cell table:number-matrix-columns-spanned="1" table:number-matrix-rows-spanned="1" table:formula="of:=SUM([.C3:.C13]&gt;[.$AA3:.$AA13])" office:value-type="float"/>
          <table:table-cell table:number-matrix-columns-spanned="1" table:number-matrix-rows-spanned="1" table:formula="of:=SUM([.D3:.D13]&gt;[.$AB3:.$AB13])" office:value-type="float"/>
          <table:table-cell table:number-matrix-columns-spanned="1" table:number-matrix-rows-spanned="1" table:formula="of:=SUM([.E3:.E13]&gt;[.$AC3:.$AC13])" office:value-type="float"/>
          <table:table-cell table:number-matrix-columns-spanned="1" table:number-matrix-rows-spanned="1" table:formula="of:=SUM([.F3:.F13]&gt;[.$Z3:.$Z13])" office:value-type="float"/>
          <table:table-cell table:number-matrix-columns-spanned="1" table:number-matrix-rows-spanned="1" table:formula="of:=SUM([.G3:.G13]&gt;[.$AA3:.$AA13])" office:value-type="float"/>
          <table:table-cell table:number-matrix-columns-spanned="1" table:number-matrix-rows-spanned="1" table:formula="of:=SUM([.H3:.H13]&gt;[.$AB3:.$AB13])" office:value-type="float"/>
          <table:table-cell table:number-matrix-columns-spanned="1" table:number-matrix-rows-spanned="1" table:formula="of:=SUM([.I3:.I13]&gt;[.$AC3:.$AC13])" office:value-type="float"/>
          <table:table-cell table:number-matrix-columns-spanned="1" table:number-matrix-rows-spanned="1" table:formula="of:=SUM([.J3:.J13]&gt;[.$Z3:.$Z13])" office:value-type="float"/>
          <table:table-cell table:number-matrix-columns-spanned="1" table:number-matrix-rows-spanned="1" table:formula="of:=SUM([.K3:.K13]&gt;[.$AA3:.$AA13])" office:value-type="float"/>
          <table:table-cell table:number-matrix-columns-spanned="1" table:number-matrix-rows-spanned="1" table:formula="of:=SUM([.L3:.L13]&gt;[.$AB3:.$AB13])" office:value-type="float"/>
          <table:table-cell table:number-matrix-columns-spanned="1" table:number-matrix-rows-spanned="1" table:formula="of:=SUM([.M3:.M13]&gt;[.$AC3:.$AC13])" office:value-type="float"/>
          <table:table-cell table:number-matrix-columns-spanned="1" table:number-matrix-rows-spanned="1" table:formula="of:=SUM([.N3:.N13]&gt;[.$Z3:.$Z13])" office:value-type="float"/>
          <table:table-cell table:number-matrix-columns-spanned="1" table:number-matrix-rows-spanned="1" table:formula="of:=SUM([.O3:.O13]&gt;[.$AA3:.$AA13])" office:value-type="float"/>
          <table:table-cell table:number-matrix-columns-spanned="1" table:number-matrix-rows-spanned="1" table:formula="of:=SUM([.P3:.P13]&gt;[.$AB3:.$AB13])" office:value-type="float"/>
          <table:table-cell table:number-matrix-columns-spanned="1" table:number-matrix-rows-spanned="1" table:formula="of:=SUM([.Q3:.Q13]&gt;[.$AC3:.$AC13])" office:value-type="float"/>
          <table:table-cell table:number-matrix-columns-spanned="1" table:number-matrix-rows-spanned="1" table:formula="of:=SUM([.R3:.R13]&gt;[.$Z3:.$Z13])" office:value-type="float"/>
          <table:table-cell table:number-matrix-columns-spanned="1" table:number-matrix-rows-spanned="1" table:formula="of:=SUM([.S3:.S13]&gt;[.$AA3:.$AA13])" office:value-type="float"/>
          <table:table-cell table:number-matrix-columns-spanned="1" table:number-matrix-rows-spanned="1" table:formula="of:=SUM([.T3:.T13]&gt;[.$AB3:.$AB13])" office:value-type="float"/>
          <table:table-cell table:number-matrix-columns-spanned="1" table:number-matrix-rows-spanned="1" table:formula="of:=SUM([.U3:.U13]&gt;[.$AC3:.$AC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AD3:.$AD13])" office:value-type="float"/>
          <table:table-cell table:number-matrix-columns-spanned="1" table:number-matrix-rows-spanned="1" table:formula="of:=SUM([.C3:.C13]=[.$AE3:.$AE13])" office:value-type="float"/>
          <table:table-cell table:number-matrix-columns-spanned="1" table:number-matrix-rows-spanned="1" table:formula="of:=SUM([.D3:.D13]=[.$AF3:.$AF13])" office:value-type="float"/>
          <table:table-cell table:number-matrix-columns-spanned="1" table:number-matrix-rows-spanned="1" table:formula="of:=SUM([.E3:.E13]=[.$AG3:.$AG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  <table:table-cell table:number-matrix-columns-spanned="1" table:number-matrix-rows-spanned="1" table:formula="of:=SUM([.J3:.J13]=[.$AD3:.$AD13])" office:value-type="float"/>
          <table:table-cell table:number-matrix-columns-spanned="1" table:number-matrix-rows-spanned="1" table:formula="of:=SUM([.K3:.K13]=[.$AE3:.$AE13])" office:value-type="float"/>
          <table:table-cell table:number-matrix-columns-spanned="1" table:number-matrix-rows-spanned="1" table:formula="of:=SUM([.L3:.L13]=[.$AF3:.$AF13])" office:value-type="float"/>
          <table:table-cell table:number-matrix-columns-spanned="1" table:number-matrix-rows-spanned="1" table:formula="of:=SUM([.M3:.M13]=[.$AG3:.$AG13])" office:value-type="float"/>
          <table:table-cell table:number-matrix-columns-spanned="1" table:number-matrix-rows-spanned="1" table:formula="of:=SUM([.N3:.N13]=[.$AD3:.$AD13])" office:value-type="float"/>
          <table:table-cell table:number-matrix-columns-spanned="1" table:number-matrix-rows-spanned="1" table:formula="of:=SUM([.O3:.O13]=[.$AE3:.$AE13])" office:value-type="float"/>
          <table:table-cell table:number-matrix-columns-spanned="1" table:number-matrix-rows-spanned="1" table:formula="of:=SUM([.P3:.P13]=[.$AF3:.$AF13])" office:value-type="float"/>
          <table:table-cell table:number-matrix-columns-spanned="1" table:number-matrix-rows-spanned="1" table:formula="of:=SUM([.Q3:.Q13]=[.$AG3:.$AG13])" office:value-type="float"/>
          <table:table-cell table:number-matrix-columns-spanned="1" table:number-matrix-rows-spanned="1" table:formula="of:=SUM([.R3:.R13]=[.$AD3:.$AD13])" office:value-type="float"/>
          <table:table-cell table:number-matrix-columns-spanned="1" table:number-matrix-rows-spanned="1" table:formula="of:=SUM([.S3:.S13]=[.$AE3:.$AE13])" office:value-type="float"/>
          <table:table-cell table:number-matrix-columns-spanned="1" table:number-matrix-rows-spanned="1" table:formula="of:=SUM([.T3:.T13]=[.$AF3:.$AF13])" office:value-type="float"/>
          <table:table-cell table:number-matrix-columns-spanned="1" table:number-matrix-rows-spanned="1" table:formula="of:=SUM([.U3:.U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square_rele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eventually_5x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;[.$F3];[.$J3];[.$N3];[.$R3])" office:value-type="float"/>
          <table:table-cell table:formula="of:=MIN([.$C3];[.$G3];[.$K3];[.$O3];[.$S3])" office:value-type="float"/>
          <table:table-cell table:formula="of:=MIN([.$D3];[.$H3];[.$L3];[.$P3];[.$T3])" office:value-type="float"/>
          <table:table-cell table:formula="of:=MIN([.$E3];[.$I3];[.$M3];[.$Q3];[.$U3])" office:value-type="float"/>
          <table:table-cell table:formula="of:=MEDIAN([.$B3];[.$F3];[.$J3];[.$N3];[.$R3])" office:value-type="float"/>
          <table:table-cell table:formula="of:=MEDIAN([.$C3];[.$G3];[.$K3];[.$O3];[.$S3])" office:value-type="float"/>
          <table:table-cell table:formula="of:=MEDIAN([.$D3];[.$H3];[.$L3];[.$P3];[.$T3])" office:value-type="float"/>
          <table:table-cell table:formula="of:=MEDIAN([.$E3];[.$I3];[.$M3];[.$Q3];[.$U3])" office:value-type="float"/>
          <table:table-cell table:formula="of:=MAX([.$B3];[.$F3];[.$J3];[.$N3];[.$R3])" office:value-type="float"/>
          <table:table-cell table:formula="of:=MAX([.$C3];[.$G3];[.$K3];[.$O3];[.$S3])" office:value-type="float"/>
          <table:table-cell table:formula="of:=MAX([.$D3];[.$H3];[.$L3];[.$P3];[.$T3])" office:value-type="float"/>
          <table:table-cell table:formula="of:=MAX([.$E3];[.$I3];[.$M3];[.$Q3];[.$U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AVERAGE([Instances.J8:Instances.J8])" office:value-type="float"/>
          <table:table-cell table:formula="of:=AVERAGE([Instances.K8:Instances.K8])" office:value-type="float"/>
          <table:table-cell table:formula="of:=AVERAGE([Instances.L8:Instances.L8])" office:value-type="float"/>
          <table:table-cell table:formula="of:=AVERAGE([Instances.M8:Instances.M8])" office:value-type="float"/>
          <table:table-cell table:formula="of:=AVERAGE([Instances.N8:Instances.N8])" office:value-type="float"/>
          <table:table-cell table:formula="of:=AVERAGE([Instances.O8:Instances.O8])" office:value-type="float"/>
          <table:table-cell table:formula="of:=AVERAGE([Instances.P8:Instances.P8])" office:value-type="float"/>
          <table:table-cell table:formula="of:=AVERAGE([Instances.Q8:Instances.Q8])" office:value-type="float"/>
          <table:table-cell table:formula="of:=AVERAGE([Instances.R8:Instances.R8])" office:value-type="float"/>
          <table:table-cell table:formula="of:=AVERAGE([Instances.S8:Instances.S8])" office:value-type="float"/>
          <table:table-cell table:formula="of:=AVERAGE([Instances.T8:Instances.T8])" office:value-type="float"/>
          <table:table-cell table:formula="of:=AVERAGE([Instances.U8:Instances.U8])" office:value-type="float"/>
          <table:table-cell table:formula="of:=MIN([.$B4];[.$F4];[.$J4];[.$N4];[.$R4])" office:value-type="float"/>
          <table:table-cell table:formula="of:=MIN([.$C4];[.$G4];[.$K4];[.$O4];[.$S4])" office:value-type="float"/>
          <table:table-cell table:formula="of:=MIN([.$D4];[.$H4];[.$L4];[.$P4];[.$T4])" office:value-type="float"/>
          <table:table-cell table:formula="of:=MIN([.$E4];[.$I4];[.$M4];[.$Q4];[.$U4])" office:value-type="float"/>
          <table:table-cell table:formula="of:=MEDIAN([.$B4];[.$F4];[.$J4];[.$N4];[.$R4])" office:value-type="float"/>
          <table:table-cell table:formula="of:=MEDIAN([.$C4];[.$G4];[.$K4];[.$O4];[.$S4])" office:value-type="float"/>
          <table:table-cell table:formula="of:=MEDIAN([.$D4];[.$H4];[.$L4];[.$P4];[.$T4])" office:value-type="float"/>
          <table:table-cell table:formula="of:=MEDIAN([.$E4];[.$I4];[.$M4];[.$Q4];[.$U4])" office:value-type="float"/>
          <table:table-cell table:formula="of:=MAX([.$B4];[.$F4];[.$J4];[.$N4];[.$R4])" office:value-type="float"/>
          <table:table-cell table:formula="of:=MAX([.$C4];[.$G4];[.$K4];[.$O4];[.$S4])" office:value-type="float"/>
          <table:table-cell table:formula="of:=MAX([.$D4];[.$H4];[.$L4];[.$P4];[.$T4])" office:value-type="float"/>
          <table:table-cell table:formula="of:=MAX([.$E4];[.$I4];[.$M4];[.$Q4];[.$U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AVERAGE([Instances.J9:Instances.J13])" office:value-type="float"/>
          <table:table-cell table:formula="of:=AVERAGE([Instances.K9:Instances.K13])" office:value-type="float"/>
          <table:table-cell table:formula="of:=AVERAGE([Instances.L9:Instances.L13])" office:value-type="float"/>
          <table:table-cell table:formula="of:=AVERAGE([Instances.M9:Instances.M13])" office:value-type="float"/>
          <table:table-cell table:formula="of:=AVERAGE([Instances.N9:Instances.N13])" office:value-type="float"/>
          <table:table-cell table:formula="of:=AVERAGE([Instances.O9:Instances.O13])" office:value-type="float"/>
          <table:table-cell table:formula="of:=AVERAGE([Instances.P9:Instances.P13])" office:value-type="float"/>
          <table:table-cell table:formula="of:=AVERAGE([Instances.Q9:Instances.Q13])" office:value-type="float"/>
          <table:table-cell table:formula="of:=AVERAGE([Instances.R9:Instances.R13])" office:value-type="float"/>
          <table:table-cell table:formula="of:=AVERAGE([Instances.S9:Instances.S13])" office:value-type="float"/>
          <table:table-cell table:formula="of:=AVERAGE([Instances.T9:Instances.T13])" office:value-type="float"/>
          <table:table-cell table:formula="of:=AVERAGE([Instances.U9:Instances.U13])" office:value-type="float"/>
          <table:table-cell table:formula="of:=MIN([.$B5];[.$F5];[.$J5];[.$N5];[.$R5])" office:value-type="float"/>
          <table:table-cell table:formula="of:=MIN([.$C5];[.$G5];[.$K5];[.$O5];[.$S5])" office:value-type="float"/>
          <table:table-cell table:formula="of:=MIN([.$D5];[.$H5];[.$L5];[.$P5];[.$T5])" office:value-type="float"/>
          <table:table-cell table:formula="of:=MIN([.$E5];[.$I5];[.$M5];[.$Q5];[.$U5])" office:value-type="float"/>
          <table:table-cell table:formula="of:=MEDIAN([.$B5];[.$F5];[.$J5];[.$N5];[.$R5])" office:value-type="float"/>
          <table:table-cell table:formula="of:=MEDIAN([.$C5];[.$G5];[.$K5];[.$O5];[.$S5])" office:value-type="float"/>
          <table:table-cell table:formula="of:=MEDIAN([.$D5];[.$H5];[.$L5];[.$P5];[.$T5])" office:value-type="float"/>
          <table:table-cell table:formula="of:=MEDIAN([.$E5];[.$I5];[.$M5];[.$Q5];[.$U5])" office:value-type="float"/>
          <table:table-cell table:formula="of:=MAX([.$B5];[.$F5];[.$J5];[.$N5];[.$R5])" office:value-type="float"/>
          <table:table-cell table:formula="of:=MAX([.$C5];[.$G5];[.$K5];[.$O5];[.$S5])" office:value-type="float"/>
          <table:table-cell table:formula="of:=MAX([.$D5];[.$H5];[.$L5];[.$P5];[.$T5])" office:value-type="float"/>
          <table:table-cell table:formula="of:=MAX([.$E5];[.$I5];[.$M5];[.$Q5];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V3:.$V5])^2)^0.5" office:value-type="float"/>
          <table:table-cell table:number-matrix-columns-spanned="1" table:number-matrix-rows-spanned="1" table:formula="of:=SUM(([.G3:.G5]-[.$W3:.$W5])^2)^0.5" office:value-type="float"/>
          <table:table-cell table:number-matrix-columns-spanned="1" table:number-matrix-rows-spanned="1" table:formula="of:=SUM(([.H3:.H5]-[.$X3:.$X5])^2)^0.5" office:value-type="float"/>
          <table:table-cell table:number-matrix-columns-spanned="1" table:number-matrix-rows-spanned="1" table:formula="of:=SUM(([.I3:.I5]-[.$Y3:.$Y5])^2)^0.5" office:value-type="float"/>
          <table:table-cell table:number-matrix-columns-spanned="1" table:number-matrix-rows-spanned="1" table:formula="of:=SUM(([.J3:.J5]-[.$V3:.$V5])^2)^0.5" office:value-type="float"/>
          <table:table-cell table:number-matrix-columns-spanned="1" table:number-matrix-rows-spanned="1" table:formula="of:=SUM(([.K3:.K5]-[.$W3:.$W5])^2)^0.5" office:value-type="float"/>
          <table:table-cell table:number-matrix-columns-spanned="1" table:number-matrix-rows-spanned="1" table:formula="of:=SUM(([.L3:.L5]-[.$X3:.$X5])^2)^0.5" office:value-type="float"/>
          <table:table-cell table:number-matrix-columns-spanned="1" table:number-matrix-rows-spanned="1" table:formula="of:=SUM(([.M3:.M5]-[.$Y3:.$Y5])^2)^0.5" office:value-type="float"/>
          <table:table-cell table:number-matrix-columns-spanned="1" table:number-matrix-rows-spanned="1" table:formula="of:=SUM(([.N3:.N5]-[.$V3:.$V5])^2)^0.5" office:value-type="float"/>
          <table:table-cell table:number-matrix-columns-spanned="1" table:number-matrix-rows-spanned="1" table:formula="of:=SUM(([.O3:.O5]-[.$W3:.$W5])^2)^0.5" office:value-type="float"/>
          <table:table-cell table:number-matrix-columns-spanned="1" table:number-matrix-rows-spanned="1" table:formula="of:=SUM(([.P3:.P5]-[.$X3:.$X5])^2)^0.5" office:value-type="float"/>
          <table:table-cell table:number-matrix-columns-spanned="1" table:number-matrix-rows-spanned="1" table:formula="of:=SUM(([.Q3:.Q5]-[.$Y3:.$Y5])^2)^0.5" office:value-type="float"/>
          <table:table-cell table:number-matrix-columns-spanned="1" table:number-matrix-rows-spanned="1" table:formula="of:=SUM(([.R3:.R5]-[.$V3:.$V5])^2)^0.5" office:value-type="float"/>
          <table:table-cell table:number-matrix-columns-spanned="1" table:number-matrix-rows-spanned="1" table:formula="of:=SUM(([.S3:.S5]-[.$W3:.$W5])^2)^0.5" office:value-type="float"/>
          <table:table-cell table:number-matrix-columns-spanned="1" table:number-matrix-rows-spanned="1" table:formula="of:=SUM(([.T3:.T5]-[.$X3:.$X5])^2)^0.5" office:value-type="float"/>
          <table:table-cell table:number-matrix-columns-spanned="1" table:number-matrix-rows-spanned="1" table:formula="of:=SUM(([.U3:.U5]-[.$Y3:.$Y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V3:.$V5])" office:value-type="float"/>
          <table:table-cell table:number-matrix-columns-spanned="1" table:number-matrix-rows-spanned="1" table:formula="of:=SUM([.G3:.G5]=[.$W3:.$W5])" office:value-type="float"/>
          <table:table-cell table:number-matrix-columns-spanned="1" table:number-matrix-rows-spanned="1" table:formula="of:=SUM([.H3:.H5]=[.$X3:.$X5])" office:value-type="float"/>
          <table:table-cell table:number-matrix-columns-spanned="1" table:number-matrix-rows-spanned="1" table:formula="of:=SUM([.I3:.I5]=[.$Y3:.$Y5])" office:value-type="float"/>
          <table:table-cell table:number-matrix-columns-spanned="1" table:number-matrix-rows-spanned="1" table:formula="of:=SUM([.J3:.J5]=[.$V3:.$V5])" office:value-type="float"/>
          <table:table-cell table:number-matrix-columns-spanned="1" table:number-matrix-rows-spanned="1" table:formula="of:=SUM([.K3:.K5]=[.$W3:.$W5])" office:value-type="float"/>
          <table:table-cell table:number-matrix-columns-spanned="1" table:number-matrix-rows-spanned="1" table:formula="of:=SUM([.L3:.L5]=[.$X3:.$X5])" office:value-type="float"/>
          <table:table-cell table:number-matrix-columns-spanned="1" table:number-matrix-rows-spanned="1" table:formula="of:=SUM([.M3:.M5]=[.$Y3:.$Y5])" office:value-type="float"/>
          <table:table-cell table:number-matrix-columns-spanned="1" table:number-matrix-rows-spanned="1" table:formula="of:=SUM([.N3:.N5]=[.$V3:.$V5])" office:value-type="float"/>
          <table:table-cell table:number-matrix-columns-spanned="1" table:number-matrix-rows-spanned="1" table:formula="of:=SUM([.O3:.O5]=[.$W3:.$W5])" office:value-type="float"/>
          <table:table-cell table:number-matrix-columns-spanned="1" table:number-matrix-rows-spanned="1" table:formula="of:=SUM([.P3:.P5]=[.$X3:.$X5])" office:value-type="float"/>
          <table:table-cell table:number-matrix-columns-spanned="1" table:number-matrix-rows-spanned="1" table:formula="of:=SUM([.Q3:.Q5]=[.$Y3:.$Y5])" office:value-type="float"/>
          <table:table-cell table:number-matrix-columns-spanned="1" table:number-matrix-rows-spanned="1" table:formula="of:=SUM([.R3:.R5]=[.$V3:.$V5])" office:value-type="float"/>
          <table:table-cell table:number-matrix-columns-spanned="1" table:number-matrix-rows-spanned="1" table:formula="of:=SUM([.S3:.S5]=[.$W3:.$W5])" office:value-type="float"/>
          <table:table-cell table:number-matrix-columns-spanned="1" table:number-matrix-rows-spanned="1" table:formula="of:=SUM([.T3:.T5]=[.$X3:.$X5])" office:value-type="float"/>
          <table:table-cell table:number-matrix-columns-spanned="1" table:number-matrix-rows-spanned="1" table:formula="of:=SUM([.U3:.U5]=[.$Y3:.$Y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Z3:.$Z5])" office:value-type="float"/>
          <table:table-cell table:number-matrix-columns-spanned="1" table:number-matrix-rows-spanned="1" table:formula="of:=SUM([.C3:.C5]&lt;[.$AA3:.$AA5])" office:value-type="float"/>
          <table:table-cell table:number-matrix-columns-spanned="1" table:number-matrix-rows-spanned="1" table:formula="of:=SUM([.D3:.D5]&lt;[.$AB3:.$AB5])" office:value-type="float"/>
          <table:table-cell table:number-matrix-columns-spanned="1" table:number-matrix-rows-spanned="1" table:formula="of:=SUM([.E3:.E5]&lt;[.$AC3:.$AC5])" office:value-type="float"/>
          <table:table-cell table:number-matrix-columns-spanned="1" table:number-matrix-rows-spanned="1" table:formula="of:=SUM([.F3:.F5]&lt;[.$Z3:.$Z5])" office:value-type="float"/>
          <table:table-cell table:number-matrix-columns-spanned="1" table:number-matrix-rows-spanned="1" table:formula="of:=SUM([.G3:.G5]&lt;[.$AA3:.$AA5])" office:value-type="float"/>
          <table:table-cell table:number-matrix-columns-spanned="1" table:number-matrix-rows-spanned="1" table:formula="of:=SUM([.H3:.H5]&lt;[.$AB3:.$AB5])" office:value-type="float"/>
          <table:table-cell table:number-matrix-columns-spanned="1" table:number-matrix-rows-spanned="1" table:formula="of:=SUM([.I3:.I5]&lt;[.$AC3:.$AC5])" office:value-type="float"/>
          <table:table-cell table:number-matrix-columns-spanned="1" table:number-matrix-rows-spanned="1" table:formula="of:=SUM([.J3:.J5]&lt;[.$Z3:.$Z5])" office:value-type="float"/>
          <table:table-cell table:number-matrix-columns-spanned="1" table:number-matrix-rows-spanned="1" table:formula="of:=SUM([.K3:.K5]&lt;[.$AA3:.$AA5])" office:value-type="float"/>
          <table:table-cell table:number-matrix-columns-spanned="1" table:number-matrix-rows-spanned="1" table:formula="of:=SUM([.L3:.L5]&lt;[.$AB3:.$AB5])" office:value-type="float"/>
          <table:table-cell table:number-matrix-columns-spanned="1" table:number-matrix-rows-spanned="1" table:formula="of:=SUM([.M3:.M5]&lt;[.$AC3:.$AC5])" office:value-type="float"/>
          <table:table-cell table:number-matrix-columns-spanned="1" table:number-matrix-rows-spanned="1" table:formula="of:=SUM([.N3:.N5]&lt;[.$Z3:.$Z5])" office:value-type="float"/>
          <table:table-cell table:number-matrix-columns-spanned="1" table:number-matrix-rows-spanned="1" table:formula="of:=SUM([.O3:.O5]&lt;[.$AA3:.$AA5])" office:value-type="float"/>
          <table:table-cell table:number-matrix-columns-spanned="1" table:number-matrix-rows-spanned="1" table:formula="of:=SUM([.P3:.P5]&lt;[.$AB3:.$AB5])" office:value-type="float"/>
          <table:table-cell table:number-matrix-columns-spanned="1" table:number-matrix-rows-spanned="1" table:formula="of:=SUM([.Q3:.Q5]&lt;[.$AC3:.$AC5])" office:value-type="float"/>
          <table:table-cell table:number-matrix-columns-spanned="1" table:number-matrix-rows-spanned="1" table:formula="of:=SUM([.R3:.R5]&lt;[.$Z3:.$Z5])" office:value-type="float"/>
          <table:table-cell table:number-matrix-columns-spanned="1" table:number-matrix-rows-spanned="1" table:formula="of:=SUM([.S3:.S5]&lt;[.$AA3:.$AA5])" office:value-type="float"/>
          <table:table-cell table:number-matrix-columns-spanned="1" table:number-matrix-rows-spanned="1" table:formula="of:=SUM([.T3:.T5]&lt;[.$AB3:.$AB5])" office:value-type="float"/>
          <table:table-cell table:number-matrix-columns-spanned="1" table:number-matrix-rows-spanned="1" table:formula="of:=SUM([.U3:.U5]&lt;[.$AC3:.$AC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Z3:.$Z5])" office:value-type="float"/>
          <table:table-cell table:number-matrix-columns-spanned="1" table:number-matrix-rows-spanned="1" table:formula="of:=SUM([.C3:.C5]&gt;[.$AA3:.$AA5])" office:value-type="float"/>
          <table:table-cell table:number-matrix-columns-spanned="1" table:number-matrix-rows-spanned="1" table:formula="of:=SUM([.D3:.D5]&gt;[.$AB3:.$AB5])" office:value-type="float"/>
          <table:table-cell table:number-matrix-columns-spanned="1" table:number-matrix-rows-spanned="1" table:formula="of:=SUM([.E3:.E5]&gt;[.$AC3:.$AC5])" office:value-type="float"/>
          <table:table-cell table:number-matrix-columns-spanned="1" table:number-matrix-rows-spanned="1" table:formula="of:=SUM([.F3:.F5]&gt;[.$Z3:.$Z5])" office:value-type="float"/>
          <table:table-cell table:number-matrix-columns-spanned="1" table:number-matrix-rows-spanned="1" table:formula="of:=SUM([.G3:.G5]&gt;[.$AA3:.$AA5])" office:value-type="float"/>
          <table:table-cell table:number-matrix-columns-spanned="1" table:number-matrix-rows-spanned="1" table:formula="of:=SUM([.H3:.H5]&gt;[.$AB3:.$AB5])" office:value-type="float"/>
          <table:table-cell table:number-matrix-columns-spanned="1" table:number-matrix-rows-spanned="1" table:formula="of:=SUM([.I3:.I5]&gt;[.$AC3:.$AC5])" office:value-type="float"/>
          <table:table-cell table:number-matrix-columns-spanned="1" table:number-matrix-rows-spanned="1" table:formula="of:=SUM([.J3:.J5]&gt;[.$Z3:.$Z5])" office:value-type="float"/>
          <table:table-cell table:number-matrix-columns-spanned="1" table:number-matrix-rows-spanned="1" table:formula="of:=SUM([.K3:.K5]&gt;[.$AA3:.$AA5])" office:value-type="float"/>
          <table:table-cell table:number-matrix-columns-spanned="1" table:number-matrix-rows-spanned="1" table:formula="of:=SUM([.L3:.L5]&gt;[.$AB3:.$AB5])" office:value-type="float"/>
          <table:table-cell table:number-matrix-columns-spanned="1" table:number-matrix-rows-spanned="1" table:formula="of:=SUM([.M3:.M5]&gt;[.$AC3:.$AC5])" office:value-type="float"/>
          <table:table-cell table:number-matrix-columns-spanned="1" table:number-matrix-rows-spanned="1" table:formula="of:=SUM([.N3:.N5]&gt;[.$Z3:.$Z5])" office:value-type="float"/>
          <table:table-cell table:number-matrix-columns-spanned="1" table:number-matrix-rows-spanned="1" table:formula="of:=SUM([.O3:.O5]&gt;[.$AA3:.$AA5])" office:value-type="float"/>
          <table:table-cell table:number-matrix-columns-spanned="1" table:number-matrix-rows-spanned="1" table:formula="of:=SUM([.P3:.P5]&gt;[.$AB3:.$AB5])" office:value-type="float"/>
          <table:table-cell table:number-matrix-columns-spanned="1" table:number-matrix-rows-spanned="1" table:formula="of:=SUM([.Q3:.Q5]&gt;[.$AC3:.$AC5])" office:value-type="float"/>
          <table:table-cell table:number-matrix-columns-spanned="1" table:number-matrix-rows-spanned="1" table:formula="of:=SUM([.R3:.R5]&gt;[.$Z3:.$Z5])" office:value-type="float"/>
          <table:table-cell table:number-matrix-columns-spanned="1" table:number-matrix-rows-spanned="1" table:formula="of:=SUM([.S3:.S5]&gt;[.$AA3:.$AA5])" office:value-type="float"/>
          <table:table-cell table:number-matrix-columns-spanned="1" table:number-matrix-rows-spanned="1" table:formula="of:=SUM([.T3:.T5]&gt;[.$AB3:.$AB5])" office:value-type="float"/>
          <table:table-cell table:number-matrix-columns-spanned="1" table:number-matrix-rows-spanned="1" table:formula="of:=SUM([.U3:.U5]&gt;[.$AC3:.$AC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D3:.$AD5])" office:value-type="float"/>
          <table:table-cell table:number-matrix-columns-spanned="1" table:number-matrix-rows-spanned="1" table:formula="of:=SUM([.C3:.C5]=[.$AE3:.$AE5])" office:value-type="float"/>
          <table:table-cell table:number-matrix-columns-spanned="1" table:number-matrix-rows-spanned="1" table:formula="of:=SUM([.D3:.D5]=[.$AF3:.$AF5])" office:value-type="float"/>
          <table:table-cell table:number-matrix-columns-spanned="1" table:number-matrix-rows-spanned="1" table:formula="of:=SUM([.E3:.E5]=[.$AG3:.$AG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D3:.$AD5])" office:value-type="float"/>
          <table:table-cell table:number-matrix-columns-spanned="1" table:number-matrix-rows-spanned="1" table:formula="of:=SUM([.O3:.O5]=[.$AE3:.$AE5])" office:value-type="float"/>
          <table:table-cell table:number-matrix-columns-spanned="1" table:number-matrix-rows-spanned="1" table:formula="of:=SUM([.P3:.P5]=[.$AF3:.$AF5])" office:value-type="float"/>
          <table:table-cell table:number-matrix-columns-spanned="1" table:number-matrix-rows-spanned="1" table:formula="of:=SUM([.Q3:.Q5]=[.$AG3:.$AG5])" office:value-type="float"/>
          <table:table-cell table:number-matrix-columns-spanned="1" table:number-matrix-rows-spanned="1" table:formula="of:=SUM([.R3:.R5]=[.$AD3:.$AD5])" office:value-type="float"/>
          <table:table-cell table:number-matrix-columns-spanned="1" table:number-matrix-rows-spanned="1" table:formula="of:=SUM([.S3:.S5]=[.$AE3:.$AE5])" office:value-type="float"/>
          <table:table-cell table:number-matrix-columns-spanned="1" table:number-matrix-rows-spanned="1" table:formula="of:=SUM([.T3:.T5]=[.$AF3:.$AF5])" office:value-type="float"/>
          <table:table-cell table:number-matrix-columns-spanned="1" table:number-matrix-rows-spanned="1" table:formula="of:=SUM([.U3:.U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